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imulation</text:p>
      <text:p text:style-name="Standard">Einmal die Frage was ist Leben, welchen Wert hat Leben</text:p>
      <text:p text:style-name="Standard">Dann die Frage ob das simulierte Leben einen Weg aus der Simulation finden kann</text:p>
      <text:p text:style-name="Standard">Dann die Frage, ob die Simulation unbeantwortete Fragen in der realen Welt beantworten kann...</text:p>
      <text:p text:style-name="Standard"/>
      <text:p text:style-name="Standard"/>
      <text:p text:style-name="Standard"/>
      <text:p text:style-name="Standard">Die Kontrolle</text:p>
      <text:p text:style-name="Standard">Das Protektorat: Nach dem Krieg der Menschheit gegen die "Übernatürlichen" Wesen (=energetische Wesen wie auch immer), den die Menscheit verloren hat, wurde die gesamte Menschheit unter ein Protektorat gestellt, anstelle die Menschheit einfach auszulöschen. Das Protektorat bestimmte, das die Menschheit sich nicht über ein bestimmtes Mass hinausentwickeln darf und das jeder Mensch kontrolliert werden muß. Dies ist Aufgabe der Kontrolle.!</text:p>
      <text:p text:style-name="Standard">Die Spieler tragen eine fortschrittliche Gensequenz in sich, die es ermöglichen würde das Protektorat aufzubrechen und den Krieg erneut zu führen und diesmal eventuell gewinnen zu können!</text:p>
      <text:p text:style-name="Standard"/>
      <text:p text:style-name="Standard"/>
      <text:p text:style-name="Standard">Teil 1: Das Mittelalter; Die Offenbarung: Die Spieler erkennen das sie die Genetische Adaption besitzen</text:p>
      <text:p text:style-name="Standard"/>
      <text:p text:style-name="Standard">Um für die KONTROLLE arbeiten zu können, benötigt man eine genetische Adaption. Die meisten eingebauten Gimmecks eines KONTROLLE-Mitarbeiters sind nur dann nutzbar, wenn man die entsprechenden Gensequenzen hat. </text:p>
      <text:p text:style-name="Standard"/>
      <text:p text:style-name="Standard">Besonders mächtige Gensequenzen ermöglichen es einem Menschen in den Rang eines Übernatürlichen Wesens aufzusteigen.</text:p>
      <text:p text:style-name="Standard"/>
      <text:p text:style-name="Standard">Die Spielerfiguren haben in Ihrer Ahnenreihe ein Mitglied der Kontrolle. Daher haben alle Figuren eine spezielle Gensequenz, die sie dazu prädestiniert, einmal für die Kontrolle zu arbeiten. </text:p>
      <text:p text:style-name="Standard"/>
      <text:p text:style-name="Standard">Ihr Vorfahre hat sich in Unsdorf vor der Kontrolle versteckt und über genetische Manipulation die Gensequenzen deaktiviert. Bei unseren Spielerfiguren werden aber die Gensequenzen wieder aktiv, womit sie für die KONTROLLE interessant werden. </text:p>
      <text:p text:style-name="Standard"/>
      <text:p text:style-name="P1">??? Was hat der Vorfahre getan, das er sich vor der KONTROLLE vertecken mußte.</text:p>
      <text:p text:style-name="Standard"/>
      <text:p text:style-name="Standard">Teil 2: Für die Kontrolle</text:p>
      <text:p text:style-name="Standard"/>
      <text:p text:style-name="Standard">Teil 3: Science-Fiction, Für die Kontrolle</text:p>
      <text:p text:style-name="Standard"/>
      <text:p text:style-name="Standard">Teil 4: Gegen die Übernatürlichen Wesen</text:p>
      <text:p text:style-name="Standard"/>
      <text:p text:style-name="Standard">Die Menschheit wird Krieg gegen die Übernatürlichen Wesen führen. Um im Krieg bestehen zu können, müßen sie bei den Übernatürlichen Wesen Verbündete finden. Um sich als würdig zu erweisen, müßen die Menschen (bzw. die KONTROLLE) Aufgaben erfüllen. </text:p>
      <text:p text:style-name="Standard"/>
      <text:p text:style-name="Standard">Eine Aufgabe wird es sein, ein Artefakt zusammenzusetzen, deren Bestandteile von den Potentiellen Verbündeten über viele Welten verteilt wurden. (Teil 1, die Spieler werden dazu beitragen, das ein Teil des Artefakts gefunden wird.)</text:p>
      <text:p text:style-name="Standard"/>
      <text:p text:style-name="Standard">MAGIE: MAGIE FUNKTIONIERT NICHT WIRKLICH; SONDERN AUFGRUND VON GENETISCHER ADAPTION UND TECHNOLOGISCHEN GIMMECKS. In Teil zwei werden die Spieler aber auf erste Anzeichen von ECHTER Magie stoßen, also von Wesen die Magie allein durch Willenskraft erzeugen ohne die speziellen Gensequenzen zu haben oder technologie zu benutzen. Auch magische Artefakte, die keinerleih Technologie haben, aber dennoch fazienierende Fähigkeiten haben werden entdeckt. --&gt; Auch das zusammengesetzte Artefakt ist so ein magisches Ding...</text:p>
      <text:p text:style-name="Standard"/>
      <text:p text:style-name="Standard"/>
      <text:p text:style-name="Standard">Backgrounds der Spieler:</text:p>
      <text:p text:style-name="Standard"/>
      <text:p text:style-name="Standard">Markus : Sein Bruder verschwand eines Nachts, seine Schwester starb an einer unheilbaren Krankheit (sie alterte rapide...). Sein Bruder hat in die meisten Fertigkeiten beigebracht. Er hat auch Andis Figur ausgebildet.</text:p>
      <text:p text:style-name="Standard"/>
      <text:p text:style-name="Standard">Meine Verknüpfung: Sein Bruder wurde von einer Gruppe entführt, die auf der Suche nach einer Gensequenz war. Die Sequenz seines Bruders war bereits erwacht und schon ziemlich aktiv.</text:p>
      <text:p text:style-name="Standard"/>
      <text:p text:style-name="Standard">Diese Gruppe hat mittlerweile für die Gerüchte mit den aggressiven Wölfen und den Zweibeinern mit den leuchtenden Augen gesorgt. Diese Gruppe ist eine autark agierende Sucheinheit, die Wölfe sind genetisch angepasste Tiere, die besonders gut im "Suchen" sind. </text:p>
      <text:p text:style-name="Standard"/>
      <text:p text:style-name="Standard">Seine Schwester hat das Erwachen der Sequenz nicht verkraftet, bzw die Sequenz hat einige Fehlfunktionen. Seine Schwester ist aber nicht tot, sondern in einer Art Koma (begraben wurde sie natürlich trotzdem). Die Sucheinheit hat ihren Körper geborgen und mit seinem Bruder zusammen weggebracht.</text:p>
      <text:p text:style-name="Standard"/>
      <text:p text:style-name="Standard"/>
      <text:p text:style-name="Standard">Andi : Sein Vater und sein Bruder haben einige Morde begangen. Man sagt, das beide Auftragsmörder waren. Seine Figur wurde bei der Verhaftung seines Vaters und seines Bruders schwer verletzt. Wuchs bei der Familie von Markus auf.</text:p>
      <text:p text:style-name="Standard"/>
      <text:p text:style-name="Standard">Meine Verknüpfung: ??? Bei beiden ist die Sequenz erwacht. Die Morde wurden ihnen untergeschoben, um eine Möglichkeit zu bekommen, an die beiden ranzukommen...</text:p>
      <text:p text:style-name="Standard"/>
      <text:p text:style-name="Standard"/>
      <text:p text:style-name="Standard">Sascha: </text:p>
      <text:p text:style-name="Standard"/>
      <text:p text:style-name="Standard">Alex:</text:p>
      <text:p text:style-name="Standard"/>
      <text:p text:style-name="Standard">Reini:</text:p>
      <text:p text:style-name="Standard"/>
      <text:p text:style-name="Standard">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Verdana" fo:font-size="10pt" style:font-size-asian="10pt"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4-04-10T19:32:22</meta:creation-date>
    <dc:date>2006-02-11T19:00:44</dc:date>
    <meta:editing-cycles>6</meta:editing-cycles>
    <meta:editing-duration>PT28M13S</meta:editing-duration>
    <meta:user-defined meta:name="Info 1"/>
    <meta:user-defined meta:name="Info 2"/>
    <meta:user-defined meta:name="Info 3"/>
    <meta:user-defined meta:name="Info 4"/>
    <meta:document-statistic meta:table-count="0" meta:image-count="0" meta:object-count="0" meta:page-count="2" meta:paragraph-count="30" meta:word-count="620" meta:character-count="4305"/>
  </office:meta>
</office:document-meta>
</file>